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2248" officeooo:paragraph-rsid="00122248"/>
    </style:style>
    <style:style style:name="P2" style:family="paragraph" style:parent-style-name="Preformatted_20_Text">
      <style:paragraph-properties fo:margin-top="0in" fo:margin-bottom="0.1043in" style:contextual-spacing="false" fo:line-height="142%" fo:padding="0.0937in" fo:border="0.06pt solid #cccccc"/>
    </style:style>
    <style:style style:name="P3" style:family="paragraph" style:parent-style-name="Standard" style:list-style-name="L1">
      <style:text-properties officeooo:rsid="0013de0c" officeooo:paragraph-rsid="0013de0c"/>
    </style:style>
    <style:style style:name="P4" style:family="paragraph" style:parent-style-name="Standard" style:list-style-name="L1">
      <style:text-properties officeooo:rsid="001cfd56" officeooo:paragraph-rsid="001cfd56"/>
    </style:style>
    <style:style style:name="P5" style:family="paragraph" style:parent-style-name="Standard" style:list-style-name="L1">
      <style:text-properties officeooo:rsid="0013d061" officeooo:paragraph-rsid="0013d061"/>
    </style:style>
    <style:style style:name="P6" style:family="paragraph" style:parent-style-name="Standard" style:list-style-name="L1">
      <style:text-properties officeooo:rsid="00163053" officeooo:paragraph-rsid="00163053"/>
    </style:style>
    <style:style style:name="P7" style:family="paragraph" style:parent-style-name="Standard" style:list-style-name="L1">
      <style:text-properties officeooo:rsid="0018dec2" officeooo:paragraph-rsid="0018dec2"/>
    </style:style>
    <style:style style:name="P8" style:family="paragraph" style:parent-style-name="Standard" style:list-style-name="L1">
      <style:text-properties officeooo:rsid="00192eab" officeooo:paragraph-rsid="00192eab"/>
    </style:style>
    <style:style style:name="P9" style:family="paragraph" style:parent-style-name="Standard" style:list-style-name="L1">
      <style:text-properties officeooo:rsid="001e3786" officeooo:paragraph-rsid="001e3786"/>
    </style:style>
    <style:style style:name="P10" style:family="paragraph" style:parent-style-name="Standard">
      <style:text-properties officeooo:rsid="001e3786" officeooo:paragraph-rsid="001e3786"/>
    </style:style>
    <style:style style:name="P11" style:family="paragraph" style:parent-style-name="Standard" style:list-style-name="L1">
      <style:text-properties officeooo:rsid="001a479c" officeooo:paragraph-rsid="001a479c"/>
    </style:style>
    <style:style style:name="P12" style:family="paragraph" style:parent-style-name="Standard" style:list-style-name="L1">
      <style:text-properties officeooo:rsid="001a7dbb" officeooo:paragraph-rsid="001a7dbb"/>
    </style:style>
    <style:style style:name="P13" style:family="paragraph" style:parent-style-name="Standard">
      <style:text-properties officeooo:rsid="0020aa7e" officeooo:paragraph-rsid="0020aa7e"/>
    </style:style>
    <style:style style:name="P14" style:family="paragraph" style:parent-style-name="Standard" style:list-style-name="L1">
      <style:text-properties fo:color="#800000" officeooo:rsid="0013de0c" officeooo:paragraph-rsid="0013de0c"/>
    </style:style>
    <style:style style:name="P15" style:family="paragraph" style:parent-style-name="Standard" style:list-style-name="L1">
      <style:text-properties fo:color="#800000" officeooo:rsid="001b2a4c" officeooo:paragraph-rsid="001b2a4c"/>
    </style:style>
    <style:style style:name="P16" style:family="paragraph" style:parent-style-name="Standard" style:list-style-name="L1">
      <style:paragraph-properties fo:text-align="start" style:justify-single-word="false"/>
      <style:text-properties fo:color="#800000" officeooo:rsid="0015bb38" officeooo:paragraph-rsid="0015bb38"/>
    </style:style>
    <style:style style:name="P17" style:family="paragraph" style:parent-style-name="Standard" style:list-style-name="L1">
      <style:text-properties fo:color="#800000" officeooo:rsid="001cfd56" officeooo:paragraph-rsid="001cfd56"/>
    </style:style>
    <style:style style:name="P18" style:family="paragraph" style:parent-style-name="Standard" style:list-style-name="L1">
      <style:text-properties fo:color="#800000" officeooo:rsid="00122248" officeooo:paragraph-rsid="00122248"/>
    </style:style>
    <style:style style:name="P19" style:family="paragraph" style:parent-style-name="Standard" style:list-style-name="L1">
      <style:text-properties fo:color="#800000" officeooo:rsid="001825b6" officeooo:paragraph-rsid="001825b6"/>
    </style:style>
    <style:style style:name="P20" style:family="paragraph" style:parent-style-name="Preformatted_20_Text" style:list-style-name="L1">
      <style:text-properties officeooo:rsid="001cfd56" officeooo:paragraph-rsid="001cfd56"/>
    </style:style>
    <style:style style:name="P21" style:family="paragraph" style:parent-style-name="Preformatted_20_Text" style:list-style-name="L1">
      <style:text-properties officeooo:rsid="001e3786" officeooo:paragraph-rsid="001e3786"/>
    </style:style>
    <style:style style:name="T1" style:family="text">
      <style:text-properties officeooo:rsid="001825b6"/>
    </style:style>
    <style:style style:name="T2" style:family="text">
      <style:text-properties fo:font-variant="normal" fo:text-transform="none" fo:color="#333333" style:font-name="monospace" fo:font-size="9.75pt" fo:letter-spacing="normal" fo:font-style="normal" fo:font-weight="normal" fo:background-color="transparent" loext:char-shading-value="0" fo:padding="0in" fo:border="none"/>
    </style:style>
    <style:style style:name="T3" style:family="text">
      <style:text-properties officeooo:rsid="0021b3f8"/>
    </style:style>
    <style:style style:name="T4" style:family="text">
      <style:text-properties officeooo:rsid="0021d0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markdown for reproducible research</text:p>
      <text:p text:style-name="P1"/>
      <text:list xml:id="list7602783881267512343" text:style-name="L1">
        <text:list-item>
          <text:p text:style-name="P14">Concepts</text:p>
          <text:list>
            <text:list-item>
              <text:p text:style-name="P14">concept of reproducible research</text:p>
              <text:list>
                <text:list-item>
                  <text:p text:style-name="P14">standard for scientific research</text:p>
                </text:list-item>
                <text:list-item>
                  <text:p text:style-name="P15">allows for EXACT communication of methods</text:p>
                </text:list-item>
                <text:list-item>
                  <text:p text:style-name="P16">allows for critique, extension<text:span text:style-name="T4">Litera</text:span></text:p>
                </text:list-item>
              </text:list>
            </text:list-item>
            <text:list-item>
              <text:p text:style-name="P14">workflow/<text:span text:style-name="T3">data flow</text:span></text:p>
            </text:list-item>
            <text:list-item>
              <text:p text:style-name="P14">literate programming</text:p>
            </text:list-item>
            <text:list-item>
              <text:p text:style-name="P14">data dryad</text:p>
            </text:list-item>
          </text:list>
        </text:list-item>
        <text:list-item>
          <text:p text:style-name="P17">Best practices</text:p>
          <text:list>
            <text:list-item>
              <text:p text:style-name="P17">porject structure/working directory</text:p>
            </text:list-item>
            <text:list-item>
              <text:p text:style-name="P17">never modify raw data</text:p>
            </text:list-item>
            <text:list-item>
              <text:p text:style-name="P17">readme file</text:p>
            </text:list-item>
            <text:list-item>
              <text:p text:style-name="P17">Version control</text:p>
            </text:list-item>
          </text:list>
        </text:list-item>
        <text:list-item>
          <text:p text:style-name="P18">Creating a new document</text:p>
          <text:list>
            <text:list-item>
              <text:p text:style-name="P19">Working document</text:p>
            </text:list-item>
            <text:list-item>
              <text:p text:style-name="P19">Manuscript</text:p>
            </text:list-item>
          </text:list>
        </text:list-item>
        <text:list-item>
          <text:p text:style-name="P18">Interspersing text and code</text:p>
          <text:list>
            <text:list-item>
              <text:p text:style-name="P14">Content v Comments</text:p>
            </text:list-item>
          </text:list>
        </text:list-item>
        <text:list-item>
          <text:p text:style-name="P3">Adding libraries</text:p>
        </text:list-item>
        <text:list-item>
          <text:p text:style-name="P3">Reading in data</text:p>
        </text:list-item>
        <text:list-item>
          <text:p text:style-name="P5">Figures</text:p>
        </text:list-item>
        <text:list-item>
          <text:p text:style-name="P5">Sections</text:p>
        </text:list-item>
        <text:list-item>
          <text:p text:style-name="P5">Modifying code chunk arguments</text:p>
        </text:list-item>
        <text:list-item>
          <text:p text:style-name="P5">References</text:p>
        </text:list-item>
        <text:list-item>
          <text:p text:style-name="P6">Equations</text:p>
        </text:list-item>
        <text:list-item>
          <text:p text:style-name="P6">*<text:span text:style-name="T1">italics* and **bold**</text:span></text:p>
        </text:list-item>
        <text:list-item>
          <text:p text:style-name="P7">Lists</text:p>
        </text:list-item>
        <text:list-item>
          <text:p text:style-name="P8">Links [text](URL)</text:p>
        </text:list-item>
        <text:list-item>
          <text:p text:style-name="P8">New line (double hard return)</text:p>
        </text:list-item>
        <text:list-item>
          <text:p text:style-name="P6">Inline code</text:p>
        </text:list-item>
        <text:list-item>
          <text:p text:style-name="P4">Images</text:p>
          <text:list>
            <text:list-item>
              <text:p text:style-name="P20"><text:span text:style-name="Source_20_Text"><text:span text:style-name="T2">![alt text](</text:span></text:span><text:a xlink:type="simple" xlink:href="http://example.com/logo.png"><text:span text:style-name="Source_20_Text">http://example.com/logo.png</text:span></text:a><text:span text:style-name="Source_20_Text"><text:span text:style-name="T2">) OR ![alt text](figures/img.png)</text:span></text:span></text:p>
            </text:list-item>
          </text:list>
        </text:list-item>
        <text:list-item>
          <text:p text:style-name="P5">Suppressing output</text:p>
        </text:list-item>
        <text:list-item>
          <text:p text:style-name="P9">Tables</text:p>
        </text:list-item>
        <text:list-item>
          <text:p text:style-name="P21"><text:span text:style-name="Source_20_Text"><text:span text:style-name="T2">First Header <text:s/>| Second Header</text:span></text:span></text:p>
        </text:list-item>
      </text:list>
      <text:p text:style-name="P2"><text:span text:style-name="Source_20_Text"><text:span text:style-name="T2">------------- | -------------</text:span></text:span></text:p>
      <text:p text:style-name="P2"><text:span text:style-name="Source_20_Text"><text:span text:style-name="T2">Content Cell <text:s/>| Content Cell</text:span></text:span></text:p>
      <text:p text:style-name="P2"><text:span text:style-name="Source_20_Text"><text:span text:style-name="T2">Content Cell <text:s/>| Content Cell</text:span></text:span></text:p>
      <text:p text:style-name="P2"><text:span text:style-name="Source_20_Text"><text:span text:style-name="T2">Reference Style Links and Images</text:span></text:span></text:p>
      <text:list xml:id="list102851645086387" text:continue-numbering="true" text:style-name="L1">
        <text:list-item>
          <text:p text:style-name="P9"/>
        </text:list-item>
        <text:list-item>
          <text:p text:style-name="P3"><text:soft-page-break/>YAML header</text:p>
        </text:list-item>
        <text:list-item>
          <text:p text:style-name="P3">Publish to html, pdf, or word</text:p>
        </text:list-item>
        <text:list-item>
          <text:p text:style-name="P11">Version control</text:p>
        </text:list-item>
        <text:list-item>
          <text:p text:style-name="P12">Random number seed</text:p>
        </text:list-item>
        <text:list-item>
          <text:p text:style-name="P9">Cheat sheet</text:p>
        </text:list-item>
      </text:list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Drake</meta:initial-creator>
    <meta:creation-date>2015-06-02T06:35:56.356506199</meta:creation-date>
    <dc:date>2015-06-05T10:28:49.686933535</dc:date>
    <dc:creator>John Drake</dc:creator>
    <meta:editing-duration>PT23H20M36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171" meta:character-count="975" meta:non-whitespace-character-count="887"/>
  </office:meta>
</office:document-meta>
</file>